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40f74" officeooo:paragraph-rsid="00340f74"/>
    </style:style>
    <style:style style:name="P2" style:family="paragraph" style:parent-style-name="Heading">
      <style:text-properties officeooo:paragraph-rsid="003c2a0e"/>
    </style:style>
    <style:style style:name="P3" style:family="paragraph" style:parent-style-name="Heading_20_1">
      <style:text-properties officeooo:paragraph-rsid="004055d4"/>
    </style:style>
    <style:style style:name="P4" style:family="paragraph" style:parent-style-name="Recipe-text">
      <style:text-properties fo:font-weight="normal" officeooo:rsid="004055d4" officeooo:paragraph-rsid="004055d4" style:font-weight-asian="normal" style:font-weight-complex="normal"/>
    </style:style>
    <style:style style:name="P5" style:family="paragraph" style:parent-style-name="Standard">
      <style:text-properties style:font-name="Linux Libertine O" officeooo:rsid="00340f74" officeooo:paragraph-rsid="00340f74"/>
    </style:style>
    <style:style style:name="P6" style:family="paragraph" style:parent-style-name="Standard">
      <style:text-properties style:font-name="Linux Libertine O" officeooo:rsid="00340f74" officeooo:paragraph-rsid="003c2a0e"/>
    </style:style>
    <style:style style:name="P7" style:family="paragraph" style:parent-style-name="Standard">
      <style:text-properties style:font-name="Linux Libertine O" officeooo:rsid="00340f74" officeooo:paragraph-rsid="004055d4"/>
    </style:style>
    <style:style style:name="P8" style:family="paragraph" style:parent-style-name="Standard">
      <style:text-properties officeooo:paragraph-rsid="003c2a0e"/>
    </style:style>
    <style:style style:name="P9" style:family="paragraph" style:parent-style-name="Standard">
      <style:text-properties officeooo:paragraph-rsid="004055d4"/>
    </style:style>
    <style:style style:name="P10" style:family="paragraph" style:parent-style-name="Standard">
      <style:text-properties officeooo:paragraph-rsid="00407e95"/>
    </style:style>
    <style:style style:name="P11" style:family="paragraph" style:parent-style-name="Standard">
      <style:text-properties officeooo:rsid="00426a4d" officeooo:paragraph-rsid="00426a4d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340f74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size="14pt" fo:font-weight="bold" officeooo:rsid="003c2a0e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fo:color="#3465a4" style:font-name="Linux Libertine O" fo:font-size="14pt" fo:font-weight="bold" officeooo:rsid="004055d4" style:font-name-asian="Noto Sans CJK SC Regular" style:font-size-asian="14pt" style:font-weight-asian="bold" style:font-name-complex="FreeSans" style:font-size-complex="14pt" style:font-weight-complex="bold"/>
    </style:style>
    <style:style style:name="T5" style:family="text">
      <style:text-properties fo:color="#3465a4" style:font-name="Linux Libertine O" fo:font-weight="bold" style:font-name-asian="Noto Sans CJK SC Regular" style:font-weight-asian="bold" style:font-name-complex="FreeSans" style:font-weight-complex="bold"/>
    </style:style>
    <style:style style:name="T6" style:family="text">
      <style:text-properties fo:color="#3465a4" fo:font-size="14pt" fo:font-weight="bold" officeooo:rsid="004055d4" style:font-name-asian="Noto Sans CJK SC Regular" style:font-size-asian="14pt" style:font-weight-asian="bold" style:font-name-complex="FreeSans" style:font-size-complex="14pt" style:font-weight-complex="bold"/>
    </style:style>
    <style:style style:name="T7" style:family="text">
      <style:text-properties fo:color="#3465a4" fo:font-weight="bold" officeooo:rsid="004055d4" style:font-name-asian="Noto Sans CJK SC Regular" style:font-weight-asian="bold" style:font-name-complex="FreeSans" style:font-weight-complex="bold"/>
    </style:style>
    <style:style style:name="T8" style:family="text">
      <style:text-properties style:font-name="Linux Libertine O"/>
    </style:style>
    <style:style style:name="T9" style:family="text">
      <style:text-properties style:font-name="Linux Libertine O" officeooo:rsid="00340f74"/>
    </style:style>
    <style:style style:name="T10" style:family="text">
      <style:text-properties style:font-name="Linux Libertine O" fo:font-weight="bold" style:font-name-asian="Noto Sans CJK SC Regular" style:font-weight-asian="bold" style:font-name-complex="FreeSans" style:font-weight-complex="bold"/>
    </style:style>
    <style:style style:name="T11" style:family="text">
      <style:text-properties style:font-name="Linux Libertine O" officeooo:rsid="004055d4"/>
    </style:style>
    <style:style style:name="T12" style:family="text">
      <style:text-properties style:font-name="Linux Libertine O" style:font-name-asian="Noto Sans CJK SC Regular" style:font-name-complex="FreeSans"/>
    </style:style>
    <style:style style:name="T13" style:family="text">
      <style:text-properties style:font-name="Linux Libertine O" officeooo:rsid="00407e95"/>
    </style:style>
    <style:style style:name="T14" style:family="text">
      <style:text-properties style:font-name="Linux Libertine O" officeooo:rsid="0041a2ca"/>
    </style:style>
    <style:style style:name="T15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16" style:family="text">
      <style:text-properties fo:color="#004586" style:font-name="Linux Libertine O" fo:font-size="18.2000007629395pt" fo:font-weight="bold" officeooo:rsid="003c2a0e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7" style:family="text">
      <style:text-properties fo:color="#004586" style:font-name="Linux Libertine O" fo:font-size="18.2000007629395pt" fo:font-weight="bold" officeooo:rsid="004055d4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8" style:family="text">
      <style:text-properties officeooo:rsid="004055d4"/>
    </style:style>
    <style:style style:name="T19" style:family="text">
      <style:text-properties fo:font-weight="bold" officeooo:rsid="004055d4" style:font-name-asian="Noto Sans CJK SC Regular" style:font-weight-asian="bold" style:font-name-complex="FreeSans" style:font-weight-complex="bold"/>
    </style:style>
    <style:style style:name="T20" style:family="text">
      <style:text-properties officeooo:rsid="00407e95"/>
    </style:style>
    <style:style style:name="T21" style:family="text">
      <style:text-properties officeooo:rsid="0041a2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7">Lemongrass &amp; ginger salmon</text:span><text:span text:style-name="T15"> (</text:span><text:span text:style-name="T17">1 or 2</text:span><text:span text:style-name="T16"> portions; </text:span><text:span text:style-name="T17">20min</text:span><text:span text:style-name="T15">)</text:span></text:h>
      <text:p text:style-name="P4"><text:span text:style-name="T12">Makes one portion as a main, or two as a side dish.</text:span></text:p>
      <text:p text:style-name="P4"><text:span text:style-name="T12"/></text:p>
      <text:p text:style-name="Heading"><text:span text:style-name="T1">For the </text:span><text:span text:style-name="T2">preparation </text:span><text:span text:style-name="T3">(ideally the day before)</text:span></text:p>
      <text:p text:style-name="Recipe-text"><text:span text:style-name="T18">180g </text:span>salmon (<text:span text:style-name="T14">whole or</text:span> fillets, skin on or off)</text:p>
      <text:p text:style-name="P1">1 <text:span text:style-name="T18">fresh </text:span>lemongrass <text:span text:style-name="T18">stalk</text:span></text:p>
      <text:p text:style-name="P1"><text:span text:style-name="T18">fresh </text:span>ginger 1cm x 2cm x 3cm approx.</text:p>
      <text:p text:style-name="P1">2 pinches of salt</text:p>
      <text:p text:style-name="P1">3 tbsp sesame oil</text:p>
      <text:p text:style-name="P1"/>
      <text:p text:style-name="P1"/>
      <text:p text:style-name="P8"><text:span text:style-name="T11">R</text:span><text:span text:style-name="T9">emove </text:span><text:span text:style-name="T11">the </text:span><text:span text:style-name="T9">outermost layer </text:span><text:span text:style-name="T11">from the lemongrass and </text:span><text:span text:style-name="T9">trim </text:span><text:span text:style-name="T11">½</text:span><text:span text:style-name="T9">-1cm off the top.</text:span></text:p>
      <text:p text:style-name="P10"><text:span text:style-name="T11">B</text:span><text:span text:style-name="T9">ash </text:span><text:span text:style-name="T11">a few times </text:span><text:span text:style-name="T9">with </text:span><text:span text:style-name="T11">a</text:span><text:span text:style-name="T9"> pestle or the butt of a knife to bruise </text:span><text:span text:style-name="T11">then</text:span><text:span text:style-name="T9"> trim the base </text:span><text:span text:style-name="T11">off.</text:span></text:p>
      <text:p text:style-name="P10"><text:span text:style-name="T11">C</text:span><text:span text:style-name="T9">ut into quarters lengthwise, then halve in length.</text:span></text:p>
      <text:p text:style-name="P8"><text:span text:style-name="T11"/></text:p>
      <text:p text:style-name="P8"><text:span text:style-name="T11">Chop the </text:span><text:span text:style-name="T9">ginger into 1mm matchsticks.</text:span></text:p>
      <text:p text:style-name="P8"><text:span text:style-name="T9"/></text:p>
      <text:p text:style-name="P9"><text:span text:style-name="T11">I</text:span><text:span text:style-name="T9">f the fi</text:span><text:span text:style-name="T11">sh</text:span><text:span text:style-name="T9"> is skinless, spread the top</text:span><text:span text:style-name="T11">most</text:span><text:span text:style-name="T9"> halves of the lemongrass stems over a salmon-shaped area of a microwaveable plate, and lay half the ginger on top of </text:span><text:span text:style-name="T11">them</text:span><text:span text:style-name="T9">; </text:span><text:span text:style-name="T11">p</text:span><text:span text:style-name="T9">lace the f</text:span><text:span text:style-name="T11">ish</text:span><text:span text:style-name="T9"> on top.</text:span></text:p>
      <text:p text:style-name="P8"><text:span text:style-name="T11">I</text:span><text:span text:style-name="T9">f </text:span><text:span text:style-name="T13">it</text:span><text:span text:style-name="T9"> has skin on, </text:span><text:span text:style-name="T11">salt the skin a bit and </text:span><text:span text:style-name="T9">place i</text:span><text:span text:style-name="T11">t skin-side down onto the plate.</text:span></text:p>
      <text:p text:style-name="P8"><text:span text:style-name="T11"/></text:p>
      <text:p text:style-name="P8"><text:span text:style-name="T11">S</text:span><text:span text:style-name="T9">prinkle a couple of pinches of salt over the salmon. </text:span><text:span text:style-name="T11">S</text:span><text:span text:style-name="T9">pread the remaining lemongrass on top, breaking it apart as needed, and top with the remaining ginger.</text:span></text:p>
      <text:p text:style-name="P8"><text:span text:style-name="T9"/></text:p>
      <text:p text:style-name="P11"><text:span text:style-name="T9">P</text:span><text:span text:style-name="T8">our at least 3 tbsp sesame oil over the whole lot, more if you like the flavour.</text:span></text:p>
      <text:p text:style-name="P8"><text:span text:style-name="T11"/></text:p>
      <text:p text:style-name="P8"><text:span text:style-name="T11">C</text:span><text:span text:style-name="T9">over with clingfilm and leave overnight in the fridge if possible, or for a few hours otherwise until defrosted.</text:span></text:p>
      <text:p text:style-name="P1"/>
      <text:p text:style-name="P1"/>
      <text:p text:style-name="P2"><text:span text:style-name="T2">For the </text:span><text:span text:style-name="T3">co</text:span><text:span text:style-name="T4">oking and eating</text:span></text:p>
      <text:p text:style-name="P8"><text:span text:style-name="T11">M</text:span><text:span text:style-name="T9">ake a hole in the clingfilm for steam to escape.</text:span></text:p>
      <text:p text:style-name="P8"><text:span text:style-name="T11">M</text:span><text:span text:style-name="T9">icrowave on high heat (900-</text:span><text:span text:style-name="T11">1000</text:span><text:span text:style-name="T9">w) for 2 min</text:span><text:span text:style-name="T11">utes</text:span><text:span text:style-name="T9">. </text:span><text:span text:style-name="T11">I</text:span><text:span text:style-name="T9">f needed </text:span><text:span text:style-name="T11">you can leave it for a while </text:span><text:span text:style-name="T9">and re-microwave for 30 s</text:span><text:span text:style-name="T11">econds</text:span><text:span text:style-name="T9"> </text:span><text:span text:style-name="T11">to reheat </text:span><text:span text:style-name="T9">before serving.</text:span></text:p>
      <text:p text:style-name="P6"/>
      <text:p text:style-name="P7"><text:span text:style-name="T18">R</text:span>emove the lemongrass before eating <text:span text:style-name="T18">as it’s prickly</text:span>, but the ginger can be left on if you like it.</text:p>
      <text:p text:style-name="P7"><text:span text:style-name="T18">T</text:span>he sauce is tasty on rice <text:span text:style-name="T18">and the dish goes well with</text:span> green beans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Recipe-text" style:family="paragraph" style:parent-style-name="Standard">
      <style:text-properties style:font-name="Linux Libertine O" fo:font-family="'Linux Libertine O'" style:font-pitch="variable" officeooo:rsid="00340f74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02-11T23:05:38.133085816</dc:date>
    <meta:editing-duration>PT1H56M35S</meta:editing-duration>
    <meta:editing-cycles>41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95" meta:character-count="1543" meta:non-whitespace-character-count="1271"/>
  </office:meta>
</office:document-meta>
</file>